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5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4" svg:font-family="'Comic Sans MS'" style:font-adornments="義式斜體" style:font-family-generic="script" style:font-pitch="variable"/>
    <style:font-face style:name="標楷體7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3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2" svg:font-family="標楷體" style:font-adornments="標準" style:font-family-generic="system" style:font-pitch="variable"/>
    <style:font-face style:name="標楷體8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textarea-vertical-align="middle"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color="#c9211e" loext:opacity="100%"/>
    </style:style>
    <style:style style:name="T3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數位時代329期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2"><text:span text:style-name="T1">60112</text:span><text:span text:style-name="T1">鍾定栩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本雜誌的特色…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把內容切分成不同的段落，讓不想全部閱讀完的人，可以選擇自己比較想要看的段落(每個段落4~8頁)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從此雜誌得到的新知…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原來寫應用程式可以只用少量的程式碼(<text:span text:style-name="T2">Low-Code</text:span>)，或是不用程式碼(<text:span text:style-name="T2">No-Code</text:span>)就寫成，讓我大開眼界，因為我以前不知道這件事情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推薦序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我想把這本雜誌推薦給對架設網站或設計應用程式有興趣的人，因為裡面講解了很多有關於<text:span text:style-name="T2">Low-Code</text:span>(低程式碼)/<text:span text:style-name="T2">No-Code</text:span>(無程式碼)製作<text:span text:style-name="T2">使用者介面</text:span>的概念和工具說明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如果我是編輯…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如果我是編輯，下一期我會加入比較多人用的Low-Code/No-Code製作平台(像是Google, Microsoft, OutSystems等)的基本編輯方法，讓讀者方便開始Low-Code/No-Code製作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1"><text:span text:style-name="T3">我的報告到此結束，謝謝大家！</text:span></text:p>
            <text:p text:style-name="P1"><text:span text:style-name="T3">Thank you for listening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5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4" svg:font-family="'Comic Sans MS'" style:font-adornments="義式斜體" style:font-family-generic="script" style:font-pitch="variable"/>
    <style:font-face style:name="標楷體7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3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2" svg:font-family="標楷體" style:font-adornments="標準" style:font-family-generic="system" style:font-pitch="variable"/>
    <style:font-face style:name="標楷體8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2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Comic Sans MS2" fo:font-family="'Comic Sans MS'" style:font-style-name="標準" style:font-family-generic="script" style:font-pitch="variable" fo:font-size="24pt" style:letter-kerning="true" style:font-name-asian="標楷體1" style:font-family-asian="標楷體" style:font-style-name-asian="標準" style:font-family-generic-asian="script" style:font-pitch-asian="fixed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textarea-vertical-align="middle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align="center" fo:text-indent="0cm"/>
      <style:text-properties fo:color="#dbf5f9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21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graphic-properties draw:textarea-vertical-align="middle"/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graphic-properties draw:textarea-vertical-align="middle"/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graphic-properties draw:textarea-vertical-align="middle"/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graphic-properties draw:textarea-vertical-align="middle"/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4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5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2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2" fo:font-family="'Comic Sans MS'" style:font-style-name="標準" style:font-family-generic="script" style:font-pitch="variable" fo:font-size="24pt" style:letter-kerning="true" style:font-name-asian="標楷體1" style:font-family-asian="標楷體" style:font-style-name-asian="標準" style:font-family-generic-asian="script" style:font-pitch-asian="fixed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2" fo:font-family="'Comic Sans MS'" style:font-style-name="標準" style:font-family-generic="script" style:font-pitch="variable" fo:font-size="24pt" style:letter-kerning="true" style:font-name-asian="標楷體1" style:font-family-asian="標楷體" style:font-style-name-asian="標準" style:font-family-generic-asian="script" style:font-pitch-asian="fixed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style:font-name="Comic Sans MS2" fo:font-family="'Comic Sans MS'" style:font-style-name="標準" style:font-family-generic="script" style:font-pitch="variable"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name-asian="標楷體1" style:font-family-asian="標楷體" style:font-style-name-asian="標準" style:font-family-generic-asian="script" style:font-pitch-asian="fixed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5T19:36:24.973000000</meta:creation-date>
    <meta:editing-duration>PT1H5M56S</meta:editing-duration>
    <meta:editing-cycles>11</meta:editing-cycles>
    <meta:generator>LibreOffice/7.1.6.2$Windows_X86_64 LibreOffice_project/0e133318fcee89abacd6a7d077e292f1145735c3</meta:generator>
    <dc:title>簡報範本</dc:title>
    <dc:date>2023-02-17T20:45:38.247000000</dc:date>
    <meta:document-statistic meta:object-count="67"/>
  </office:meta>
</office:document-meta>
</file>